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0956e8"/>
    </style:style>
    <style:style style:name="P2" style:family="paragraph" style:parent-style-name="Text_20_body">
      <style:text-properties officeooo:rsid="000956e8" officeooo:paragraph-rsid="000956e8"/>
    </style:style>
    <style:style style:name="P3" style:family="paragraph" style:parent-style-name="Table_20_Contents">
      <style:text-properties officeooo:paragraph-rsid="000956e8"/>
    </style:style>
    <style:style style:name="P4" style:family="paragraph" style:parent-style-name="Heading_20_1">
      <style:text-properties officeooo:rsid="000956e8" officeooo:paragraph-rsid="000956e8"/>
    </style:style>
    <style:style style:name="P5" style:family="paragraph" style:parent-style-name="Heading_20_1">
      <style:paragraph-properties fo:break-before="page"/>
      <style:text-properties officeooo:rsid="000956e8" officeooo:paragraph-rsid="000956e8"/>
    </style:style>
    <style:style style:name="P6" style:family="paragraph" style:parent-style-name="Table_20_Contents">
      <style:text-properties officeooo:rsid="0009f263" officeooo:paragraph-rsid="0009f263"/>
    </style:style>
    <style:style style:name="T1" style:family="text">
      <style:text-properties officeooo:rsid="0009f26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tas</text:h>
      <text:p text:style-name="P2">Día: <text:span text:style-name="T1">12</text:span>/<text:span text:style-name="T1">marzo</text:span>/2024</text:p>
      <text:p text:style-name="P2">Tema: <text:span text:style-name="T1">La evolución hacia la arquitectura de microservicios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6">Arquitectura d N capas</text:p>
          </table:table-cell>
          <table:table-cell table:style-name="Tabla1.A1" office:value-type="string">
            <text:p text:style-name="P6">Con esta arquitectura podemos diseñar aplicaciones que estén dividas en N capas, UI, data, testing, etc. Para al final tener varios proyectos separados, que l comunicarse y trabajar, crean una aplicación completa.</text:p>
          </table:table-cell>
        </table:table-row>
        <table:table-row>
          <table:table-cell table:style-name="Tabla1.A1" office:value-type="string">
            <text:p text:style-name="P6">Arquitectura monolítica</text:p>
          </table:table-cell>
          <table:table-cell table:style-name="Tabla1.A1" office:value-type="string">
            <text:p text:style-name="P6">En esta arquitectura, todos los componentes y equipos de trabajo laboran sobre un solo empaquetado, que corre en una sola pieza de sofware. </text:p>
            <text:p text:style-name="P6">Es muy usado si la lógica del programa no es muy complicada además de no ser propenso a cambios ya que hacer cambios en aplicaciones monolíticas es muy complicado. </text:p>
          </table:table-cell>
        </table:table-row>
        <table:table-row>
          <table:table-cell table:style-name="Tabla1.A1" office:value-type="string">
            <text:p text:style-name="P6">Microservicios</text:p>
          </table:table-cell>
          <table:table-cell table:style-name="Tabla1.A1" office:value-type="string">
            <text:p text:style-name="P6">Un microservicio es un servicio pequeño, pobremente acoplado y distribuido. Con microservicios se puede descomponer una aplicación grande en pequeñas piezas con actividades bien definidas.</text:p>
            <text:p text:style-name="P6">Usan protocolos como HTTP y JSON para intercambiar información entre el servicio del usuario y del proveedor.</text:p>
            <text:p text:style-name="P6">Ya que los microservicios están comunicados por medio de JSON comunmente, es posible que estos microservicios estén diseñados en diferentes tecnologías, lenguajes o implementaciones.</text:p>
          </table:table-cell>
        </table:table-row>
        <table:table-row>
          <table:table-cell table:style-name="Tabla1.A1" office:value-type="string">
            <text:p text:style-name="P6">¿Por qué microservicios? (Usuarios)</text:p>
          </table:table-cell>
          <table:table-cell table:style-name="Tabla1.A1" office:value-type="string">
            <text:p text:style-name="P6">Las aplicaciones de hoy en día requieren de comunicarse con múltiples servicios y bases de datos y que en muchas ocasiones no están dentro de la organización.</text:p>
            <text:p text:style-name="P6">Rápidas actualizaciones y funcionalidades nuevas.</text:p>
            <text:p text:style-name="P6">Aplicaciones capaces de escalar hacia arriba o hacia abajo dependiendo de la demanda de la aplicación.</text:p>
            <text:p text:style-name="P6">Problemas o fallas no deberían tirar por completo la aplicación.</text:p>
          </table:table-cell>
        </table:table-row>
        <table:table-row>
          <table:table-cell table:style-name="Tabla1.A1" office:value-type="string">
            <text:p text:style-name="P6">¿Por qué microservicios? (Desarradores)</text:p>
          </table:table-cell>
          <table:table-cell table:style-name="Tabla1.A1" office:value-type="string">
            <text:p text:style-name="P6">Entre más pequeña sea la aplicación es más sencillo corregir los errores y desplegar.</text:p>
            <text:p text:style-name="P6">Errores pueden ser encontrados y aislados de una mejor manera y no tirar la app por completo.</text:p>
            <text:p text:style-name="P6">Podemos escalar la aplicación de una mejor forma, <text:soft-page-break/>al poder crear o destruir los microservicios necesarios.</text:p>
          </table:table-cell>
        </table:table-row>
        <table:table-row>
          <table:table-cell table:style-name="Tabla1.A1" office:value-type="string">
            <text:p text:style-name="P6">1.2</text:p>
          </table:table-cell>
          <table:table-cell table:style-name="Tabla1.A1" office:value-type="string">
            <text:p text:style-name="P6">Microservicios con Spring</text:p>
          </table:table-cell>
        </table:table-row>
        <table:table-row>
          <table:table-cell table:style-name="Tabla1.A1" office:value-type="string">
            <text:p text:style-name="P6">Spring</text:p>
          </table:table-cell>
          <table:table-cell table:style-name="Tabla1.A1" office:value-type="string">
            <text:p text:style-name="P6">Cuando los desarrolladores vieron que los equipos de trabajo se comenzaron a mover a la arquitectura de microservicios, lanzaron dos proyectos: Spring Boot y Spring Cloud</text:p>
          </table:table-cell>
        </table:table-row>
        <table:table-row>
          <table:table-cell table:style-name="Tabla1.A1" office:value-type="string">
            <text:p text:style-name="P6">Spring boot</text:p>
          </table:table-cell>
          <table:table-cell table:style-name="Tabla1.A1" office:value-type="string">
            <text:p text:style-name="P6">Es una extensión del framework de Spring y que proporciona una manera más sencilla de desplegar las apps creadas con el núcleo de Spring y se enfoca en apps REST.</text:p>
            <text:p text:style-name="P6">Servidor embebido</text:p>
            <text:p text:style-name="P6">Una configuración inicial sugerida por Spring (Starters)</text:p>
            <text:p text:style-name="P6">Configuración automática donde sea posible gracias a Spring</text:p>
            <text:p text:style-name="P6">Gran rango de características listas para producción, como metricas, seguridad, etc</text:p>
          </table:table-cell>
        </table:table-row>
        <table:table-row>
          <table:table-cell table:style-name="Tabla1.A1" office:value-type="string">
            <text:p text:style-name="P6">Beneficios de Spring Boot para microservicios</text:p>
          </table:table-cell>
          <table:table-cell table:style-name="Tabla1.A1" office:value-type="string">
            <text:p text:style-name="P6">Reduce el tiempo de desarrollo e incrementa la productividad</text:p>
            <text:p text:style-name="P6">Servidor HTTP embebido</text:p>
            <text:p text:style-name="P6">Evitar estar escribiendo código repetitivo</text:p>
            <text:p text:style-name="P6">Facilidad de integración con cualquier entorno Spring</text:p>
            <text:p text:style-name="P6">Muchos plugins para desarrollo</text:p>
          </table:table-cell>
        </table:table-row>
        <table:table-row>
          <table:table-cell table:style-name="Tabla1.A1" office:value-type="string">
            <text:p text:style-name="P6">Spring Cloud</text:p>
          </table:table-cell>
          <table:table-cell table:style-name="Tabla1.A1" office:value-type="string">
            <text:p text:style-name="P6">Hace más simple operar y desplegar microservicios en la nube pública o privada. Es un solo framework que con muchos otros frameworks de mantenimiento para el cloud.<text:span text:style-name="T2"/></text:p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  <text:p text:style-name="P2">Resumen:</text:p>
      <text:p text:style-name="P2"/>
      <text:h text:style-name="P5" text:outline-level="1">Notas</text:h>
      <text:p text:style-name="P2">Día: //2024</text:p>
      <text:p text:style-name="P2">Tema: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</table:table>
      <text:p text:style-name="P2"/>
      <text:p text:style-name="P2">Resumen:</text:p>
      <text:p text:style-name="P2"/>
      <text:h text:style-name="P5" text:outline-level="1">Notas</text:h>
      <text:p text:style-name="P2">Día: //2024</text:p>
      <text:p text:style-name="P2">Tema: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p text:style-name="P2"/>
      <text:h text:style-name="P5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19:18.911009210</meta:creation-date>
    <dc:title>Notas</dc:title>
    <meta:editing-duration>PT1H39M15S</meta:editing-duration>
    <meta:editing-cycles>2</meta:editing-cycles>
    <meta:generator>LibreOffice/7.5.9.2$Linux_X86_64 LibreOffice_project/50$Build-2</meta:generator>
    <dc:date>2024-03-12T13:58:33.347945854</dc:date>
    <meta:document-statistic meta:table-count="4" meta:image-count="0" meta:object-count="0" meta:page-count="5" meta:paragraph-count="60" meta:word-count="459" meta:character-count="3086" meta:non-whitespace-character-count="2685"/>
    <meta:template xlink:type="simple" xlink:actuate="onRequest" xlink:title="Notas" xlink:href="../../../../../Plantillas/Notas.ott" meta:date="2024-03-12T12:19:17.681483582"/>
  </office:meta>
</office:document-meta>
</file>